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erial" svg:font-family="Ae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erial"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Heading_20_4">
      <style:text-properties fo:font-weight="bold"/>
    </style:style>
    <style:style style:name="P4" style:family="paragraph" style:parent-style-name="Heading_20_4">
      <style:paragraph-properties fo:break-before="page"/>
      <style:text-properties fo:font-weight="bold"/>
    </style:style>
    <style:style style:name="P5" style:family="paragraph" style:parent-style-name="Standard">
      <style:text-properties style:font-name="Aerial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style="italic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>
      <style:text-properties officeooo:paragraph-rsid="001de20a"/>
    </style:style>
    <style:style style:name="T1" style:family="text">
      <style:text-properties fo:font-weight="bold"/>
    </style:style>
    <style:style style:name="T2" style:family="text">
      <style:text-properties officeooo:rsid="001de2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thieu ZIMERIS</text:h>
      <text:p text:style-name="P6">Développeur Full-Stack / Chef de Projet Technique</text:p>
      <text:p text:style-name="P15">📍 Région Parisienne | 📧 <text:a xlink:type="simple" xlink:href="mailto:mathieu.zimeris@gmail.com" office:target-frame-name="_blank" xlink:show="new" text:style-name="Internet_20_link" text:visited-style-name="Visited_20_Internet_20_Link">mathieu.zimeris@gmail.com</text:a> | 📞 06 03 02 33 83 </text:p>
      <text:p text:style-name="Horizontal_20_Line"/>
      <text:h text:style-name="P2" text:outline-level="3">PROFIL</text:h>
      <text:p text:style-name="Text_20_body">Opticien reconverti en développeur full-stack, j’allie <text:span text:style-name="T1">15 ans d’expérience</text:span> en gestion de projet, analyse métier et formation, à de solides compétences en infrastructure et automatisation. Expert pour faire le pont entre les besoins utilisateurs et les solutions techniques, je recherche un poste à impact concret (Santé, Éducation, ESS).</text:p>
      <text:p text:style-name="Horizontal_20_Line"/>
      <text:h text:style-name="P2" text:outline-level="3">COMPÉTENCES CLÉS</text:h>
      <text:list text:style-name="L1">
        <text:list-item>
          <text:p text:style-name="P7"><text:span text:style-name="T1">Développement :</text:span> Docker, C/C++, Ruby on Rails, JavaScript, HTML/CSS, SQL.</text:p>
        </text:list-item>
        <text:list-item>
          <text:p text:style-name="P7"><text:span text:style-name="T1">Infrastructure &amp; Ops :</text:span> Automatisation de processus, scripts Bash, déploiement VM.</text:p>
        </text:list-item>
        <text:list-item>
          <text:p text:style-name="P7"><text:span text:style-name="T1">Gestion de Projet :</text:span> Analyse des besoins, rédaction de spécifications, coordination d'équipes, agile.</text:p>
        </text:list-item>
        <text:list-item>
          <text:p text:style-name="P7"><text:span text:style-name="T1">Soft Skills :</text:span> Pédagogie (formation), résolution de problèmes complexes, adaptabilité.</text:p>
        </text:list-item>
      </text:list>
      <text:p text:style-name="Horizontal_20_Line"/>
      <text:h text:style-name="P2" text:outline-level="3">EXPÉRIENCE PROFESSIONNELLE</text:h>
      <text:h text:style-name="P3" text:outline-level="4">Directeur de Magasin Mutualiste | Écouter Voir</text:h>
      <text:p text:style-name="P8">2012 – 2023</text:p>
      <text:p text:style-name="P6">Pilotage de la transition numérique &amp; Logiciel métier :</text:p>
      <text:list text:style-name="L2">
        <text:list-item>
          <text:p text:style-name="P9"><text:span text:style-name="T1">Déploiement complet</text:span> d’un nouveau logiciel de gestion : paramétrage technique et adaptation des processus.</text:p>
        </text:list-item>
        <text:list-item>
          <text:p text:style-name="P9"><text:span text:style-name="T1">Formation de 6 collaborateurs</text:span> : conception de supports pédagogiques et accompagnement individuel (autonomie atteinte en 3 mois).</text:p>
        </text:list-item>
        <text:list-item>
          <text:p text:style-name="P9">Réduction significative des erreurs de gestion et optimisation du flux commercial.</text:p>
        </text:list-item>
      </text:list>
      <text:p text:style-name="P6">Expertise Tiers-Payant &amp; QA :</text:p>
      <text:list text:style-name="L3">
        <text:list-item>
          <text:p text:style-name="P10">Identification et documentation de <text:span text:style-name="T1">bugs critiques</text:span> (calculs de remboursement, intégrité des données) en phase de test utilisateur.</text:p>
        </text:list-item>
        <text:list-item>
          <text:p text:style-name="P10">Collaboration directe avec les équipes techniques pour la priorisation des correctifs.</text:p>
        </text:list-item>
      </text:list>
      <text:h text:style-name="P3" text:outline-level="4"/>
      <text:h text:style-name="P4" text:outline-level="4">Opticien Lunetier | Indépendants et Franchisés</text:h>
      <text:p text:style-name="P8">2008 – 2012</text:p>
      <text:list text:style-name="L4">
        <text:list-item>
          <text:p text:style-name="P11"><text:span text:style-name="T1">Conseil Client :</text:span> Analyse des besoins réels et fidélisation d'une clientèle exigeante.</text:p>
        </text:list-item>
        <text:list-item>
          <text:p text:style-name="P11"><text:span text:style-name="T1">Coordination :</text:span> Animation du réseau de partenaires (fournisseurs, mutuelles) pour optimiser les flux logistiques.</text:p>
        </text:list-item>
        <text:list-item>
          <text:p text:style-name="P11"><text:span text:style-name="T1">Transmission :</text:span> Création de supports d'intégration pour les nouveaux arrivants afin de faciliter leur montée en compétence.</text:p>
        </text:list-item>
      </text:list>
      <text:p text:style-name="Horizontal_20_Line"/>
      <text:h text:style-name="P2" text:outline-level="3">FORMATIONS &amp; PROJETS TECH</text:h>
      <text:h text:style-name="P3" text:outline-level="4">École 42 | Tronc Commun (En cours, fin prévue 2026)</text:h>
      <text:list text:style-name="L5">
        <text:list-item>
          <text:p text:style-name="P12">Focus sur la rigueur algorithmique et l'infrastructure.</text:p>
        </text:list-item>
        <text:list-item>
          <text:p text:style-name="P12"><text:span text:style-name="T1">Projet Phare :</text:span> Automatisation complète du déploiement d’une VM avec <text:span text:style-name="T1">Docker</text:span>, réduisant le temps d'installation de 4 heures.</text:p>
        </text:list-item>
        <text:list-item>
          <text:p text:style-name="P12">Projets avancés en <text:span text:style-name="T1">C/C++</text:span> et scripting système.</text:p>
        </text:list-item>
      </text:list>
      <text:h text:style-name="P3" text:outline-level="4">Le Wagon | Bootcamp Développement Web (2023)</text:h>
      <text:list text:style-name="L6">
        <text:list-item>
          <text:p text:style-name="P13"><text:span text:style-name="T1">Projet "We Are Dreamer" :</text:span> Développement d'une application full-stack (Ruby on Rails).</text:p>
        </text:list-item>
        <text:list-item>
          <text:p text:style-name="P13">Maîtrise de l'architecture MVC, des API et du travail en équipe agile.</text:p>
        </text:list-item>
      </text:list>
      <text:h text:style-name="P3" text:outline-level="4">BTS Opticien Lunetier | ISO Paris (2008)</text:h>
      <text:p text:style-name="Horizontal_20_Line"/>
      <text:h text:style-name="P2" text:outline-level="3">LANGUES &amp; CENTRES D’INTÉRÊT</text:h>
      <text:list text:style-name="L7">
        <text:list-item>
          <text:p text:style-name="P14"><text:span text:style-name="T1">Langues :</text:span> Français (Maternel), Anglais (Courant).</text:p>
        </text:list-item>
        <text:list-item>
          <text:p text:style-name="P14"><text:span text:style-name="T1">Arts Martiaux :</text:span> Pratique du sabre japonais traditionnel (12 ans) – Développe la rigueur, la persévérance et la gestion du stress en environnement complexe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erial" svg:font-family="Ae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4:01:36.803464398</meta:creation-date>
    <dc:date>2026-02-26T14:48:06.905795676</dc:date>
    <meta:editing-duration>PT25M30S</meta:editing-duration>
    <meta:editing-cycles>2</meta:editing-cycles>
    <meta:generator>LibreOffice/24.2.7.2$Linux_X86_64 LibreOffice_project/420$Build-2</meta:generator>
    <meta:print-date>2026-02-26T14:25:43.759738799</meta:print-date>
    <meta:printed-by>Fichiers PDF</meta:printed-by>
    <meta:document-statistic meta:table-count="0" meta:image-count="0" meta:object-count="0" meta:page-count="2" meta:paragraph-count="37" meta:word-count="399" meta:character-count="2691" meta:non-whitespace-character-count="2344"/>
  </office:meta>
</office:document-meta>
</file>